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84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slaunch nmea_navsat_driver nmea_serial_driver.launch</text:p>
      <text:p text:style-name="Standard">RLException: [nmea_serial_driver.launch] is neither a launch file in package [nmea_navsat_driver] nor is [nmea_navsat_driver] a launch file name</text:p>
      <text:p text:style-name="Standard">The traceback for the exception was written to the log file</text:p>
      <text:p text:style-name="Standard"/>
      <text:p text:style-name="Standard">解决：在gps_<text:span text:style-name="T1">ws下面</text:span></text:p>
      <text:p text:style-name="P1"><text:span text:style-name="Source_20_Text">source devel/setup.bas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7:11:44.359439601</meta:creation-date>
    <dc:date>2023-09-08T17:17:33.314434454</dc:date>
    <meta:editing-duration>PT5M49S</meta:editing-duration>
    <meta:editing-cycles>1</meta:editing-cycles>
    <meta:document-statistic meta:table-count="0" meta:image-count="0" meta:object-count="0" meta:page-count="1" meta:paragraph-count="5" meta:word-count="40" meta:character-count="292" meta:non-whitespace-character-count="263"/>
    <meta:generator>LibreOffice/6.0.7.3$Linux_X86_64 LibreOffice_project/00m0$Build-3</meta:generator>
  </office:meta>
</office:document-meta>
</file>